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1875in" fo:margin-left="-0.7354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5in"/>
    </style:style>
    <style:style style:name="Table1.E" style:family="table-column">
      <style:table-column-properties style:column-width="1.1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 style:data-style-name="N0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 style:data-style-name="N0">
      <style:table-cell-properties fo:background-color="#cc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E8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 style:data-style-name="N0">
      <style:table-cell-properties fo:background-color="#ff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1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D1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1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1.9063in"/>
    </style:style>
    <style:style style:name="Table2.C" style:family="table-column">
      <style:table-column-properties style:column-width="1.6875in"/>
    </style:style>
    <style:style style:name="Table2.D" style:family="table-column">
      <style:table-column-properties style:column-width="1.7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 style:data-style-name="N0">
      <style:table-cell-properties fo:background-color="#ff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 style:data-style-name="N0">
      <style:table-cell-properties fo:background-color="#ff33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7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8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9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10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11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11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12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12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B13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C13" style:family="table-cell">
      <style:table-cell-properties fo:background-color="#ff3300" fo:padding="0.0382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cc0000" fo:padding="0.0382in" fo:border-left="0.05pt solid #000000" fo:border-right="none" fo:border-top="none" fo:border-bottom="0.05pt solid #000000">
        <style:background-image/>
      </style:table-cell-properties>
    </style:style>
    <style:style style:name="Table2.B14" style:family="table-cell">
      <style:table-cell-properties fo:background-color="#cc0000" fo:padding="0.0382in" fo:border-left="0.05pt solid #000000" fo:border-right="none" fo:border-top="none" fo:border-bottom="0.05pt solid #000000">
        <style:background-image/>
      </style:table-cell-properties>
    </style:style>
    <style:style style:name="Table2.C14" style:family="table-cell">
      <style:table-cell-properties fo:background-color="#cc0000" fo:padding="0.0382in" fo:border-left="0.05pt solid #000000" fo:border-right="none" fo:border-top="none" fo:border-bottom="0.05pt solid #000000">
        <style:background-image/>
      </style:table-cell-properties>
    </style:style>
    <style:style style:name="Table2.D14" style:family="table-cell" style:data-style-name="N0">
      <style:table-cell-properties fo:background-color="#cc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057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background-color="#ffd320"/>
    </style:style>
    <style:style style:name="P3" style:family="paragraph" style:parent-style-name="Text_20_body">
      <style:paragraph-properties fo:text-align="center" style:justify-single-word="false"/>
      <style:text-properties fo:color="#0000cc" style:font-name="Georgia" fo:font-size="16pt" fo:font-weight="bold" officeooo:rsid="001057a0" officeooo:paragraph-rsid="001057a0" fo:background-color="#ffd32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60c9e" officeooo:paragraph-rsid="00160c9e" fo:background-color="transparent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01857f3" officeooo:paragraph-rsid="001857f3" fo:background-color="transparent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857f3" officeooo:paragraph-rsid="00160c9e" fo:background-color="transparent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165c07" officeooo:paragraph-rsid="00165c07" fo:background-color="transparent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1a4ff7" officeooo:paragraph-rsid="001a4ff7" fo:background-color="transparent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205f0" officeooo:paragraph-rsid="001205f0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1ccaa9" officeooo:paragraph-rsid="001ccaa9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14pt" fo:font-weight="bold" officeooo:rsid="001eb744" officeooo:paragraph-rsid="001eb744" fo:background-color="transparent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4pt" fo:font-weight="bold" officeooo:rsid="001857f3" officeooo:paragraph-rsid="00160c9e" fo:background-color="transparent" style:font-size-asian="14pt" style:font-weight-asian="bold" style:font-size-complex="14pt" style:font-weight-complex="bold"/>
    </style:style>
    <style:style style:name="P13" style:family="paragraph" style:parent-style-name="Table_20_Heading">
      <style:paragraph-properties fo:text-align="center" style:justify-single-word="false"/>
      <style:text-properties fo:font-size="14pt" fo:font-weight="bold" officeooo:rsid="001442e2" officeooo:paragraph-rsid="001442e2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21174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1057a0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paragraph-rsid="001057a0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0000cc" style:font-name="Georgia" fo:font-size="16pt" fo:font-weight="bold" officeooo:rsid="001057a0" officeooo:paragraph-rsid="00211746" fo:background-color="#ffd320" style:font-size-asian="16pt" style:font-weight-asian="bold" style:font-size-complex="16pt" style:font-weight-complex="bold"/>
    </style:style>
    <style:style style:name="P18" style:family="paragraph" style:parent-style-name="Text_20_body">
      <style:text-properties officeooo:paragraph-rsid="00211746" fo:background-color="#ffd320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Georgia" fo:font-size="16pt" fo:font-weight="bold" officeooo:rsid="001057a0" officeooo:paragraph-rsid="001057a0" fo:background-color="#00cc00" style:font-size-asian="16pt" style:font-weight-asian="bold" style:font-size-complex="16pt" style:font-weight-complex="bold"/>
    </style:style>
    <style:style style:name="P20" style:family="paragraph" style:parent-style-name="Table_20_Heading">
      <style:paragraph-properties fo:text-align="center" style:justify-single-word="false"/>
      <style:text-properties fo:font-size="14pt" fo:font-weight="bold" officeooo:rsid="001a4ff7" officeooo:paragraph-rsid="001a4ff7" fo:background-color="transparent" style:font-size-asian="14pt" style:font-weight-asian="bold" style:font-size-complex="14pt" style:font-weight-complex="bold"/>
    </style:style>
    <style:style style:name="P21" style:family="paragraph" style:parent-style-name="Table_20_Heading">
      <style:paragraph-properties fo:text-align="center" style:justify-single-word="false"/>
      <style:text-properties fo:font-size="14pt" fo:font-weight="bold" officeooo:rsid="001442e2" officeooo:paragraph-rsid="001442e2" fo:background-color="transparent" style:font-size-asian="14pt" style:font-weight-asian="bold" style:font-size-complex="14pt" style:font-weight-complex="bold"/>
    </style:style>
    <style:style style:name="P22" style:family="paragraph" style:parent-style-name="Table_20_Heading">
      <style:paragraph-properties fo:text-align="center" style:justify-single-word="false"/>
      <style:text-properties fo:font-size="14pt" fo:font-weight="bold" officeooo:rsid="001442e2" officeooo:paragraph-rsid="00211746" fo:background-color="transparent" style:font-size-asian="14pt" style:font-weight-asian="bold" style:font-size-complex="14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fo:font-size="14pt" fo:font-weight="bold" officeooo:rsid="001ffb02" officeooo:paragraph-rsid="001ffb02" fo:background-color="transparent" style:font-size-asian="14pt" style:font-weight-asian="bold" style:font-size-complex="14pt" style:font-weight-complex="bold"/>
    </style:style>
    <style:style style:name="P24" style:family="paragraph" style:parent-style-name="Table_20_Heading">
      <style:paragraph-properties fo:text-align="center" style:justify-single-word="false"/>
      <style:text-properties fo:font-size="14pt" fo:font-weight="bold" officeooo:rsid="001ffb02" officeooo:paragraph-rsid="00211746" fo:background-color="transparent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1ffb02" officeooo:paragraph-rsid="001ffb02" fo:background-color="transparent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1ffb02" officeooo:paragraph-rsid="00160c9e" fo:background-color="transparent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1ffb02" officeooo:paragraph-rsid="00211746" fo:background-color="transparent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165c07" officeooo:paragraph-rsid="00165c07" fo:background-color="transparent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1a4ff7" officeooo:paragraph-rsid="001a4ff7" fo:background-color="transparent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1a4ff7" officeooo:paragraph-rsid="00211746" fo:background-color="transparent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1857f3" officeooo:paragraph-rsid="00160c9e" fo:background-color="transparent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1857f3" officeooo:paragraph-rsid="00211746" fo:background-color="transparent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160c9e" officeooo:paragraph-rsid="00211746" fo:background-color="transparent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1ccaa9" officeooo:paragraph-rsid="001ccaa9" fo:background-color="transparent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1ccaa9" officeooo:paragraph-rsid="00211746" fo:background-color="transparent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1205f0" officeooo:paragraph-rsid="00211746" fo:background-color="transparent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1eb744" officeooo:paragraph-rsid="001eb744" fo:background-color="transparent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211746" officeooo:paragraph-rsid="00211746" fo:background-color="transparent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fo:font-size="14pt" fo:font-weight="bold" officeooo:rsid="001ccaa9" officeooo:paragraph-rsid="001ccaa9" fo:background-color="transparent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fo:font-size="14pt" fo:font-weight="bold" officeooo:rsid="001eb744" officeooo:paragraph-rsid="001eb744" fo:background-color="transparent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fo:font-size="14pt" fo:font-weight="bold" officeooo:rsid="001eb744" officeooo:paragraph-rsid="00211746" fo:background-color="transparent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fo:font-size="14pt" fo:font-weight="bold" officeooo:rsid="00165c07" officeooo:paragraph-rsid="00165c07" fo:background-color="transparent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fo:font-size="14pt" fo:font-weight="bold" officeooo:rsid="00165c07" officeooo:paragraph-rsid="00211746" fo:background-color="transparent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fo:font-size="14pt" fo:font-weight="bold" officeooo:rsid="001857f3" officeooo:paragraph-rsid="00160c9e" fo:background-color="transparent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fo:font-size="14pt" fo:font-weight="bold" officeooo:rsid="001857f3" officeooo:paragraph-rsid="00211746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size="14pt" fo:font-weight="bold" officeooo:rsid="001ffb02" officeooo:paragraph-rsid="001ffb02" fo:background-color="transparent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fo:font-size="14pt" fo:font-weight="bold" officeooo:rsid="001ffb02" officeooo:paragraph-rsid="00211746" fo:background-color="transparent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fo:font-size="14pt" fo:font-weight="bold" officeooo:rsid="001205f0" officeooo:paragraph-rsid="001205f0" fo:background-color="transparent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ccaa9" officeooo:paragraph-rsid="001ccaa9" style:font-size-asian="13pt" style:font-weight-asian="bold" style:font-size-complex="13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ffb02" officeooo:paragraph-rsid="001ffb02" style:font-size-asian="13pt" style:font-weight-asian="bold" style:font-size-complex="13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ffb02" officeooo:paragraph-rsid="00211746" style:font-size-asian="13pt" style:font-weight-asian="bold" style:font-size-complex="13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057a0" officeooo:paragraph-rsid="001057a0" style:font-size-asian="13pt" style:font-weight-asian="bold" style:font-size-complex="13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057a0" officeooo:paragraph-rsid="00211746" style:font-size-asian="13pt" style:font-weight-asian="bold" style:font-size-complex="13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9f6dd" officeooo:paragraph-rsid="001857f3" style:font-size-asian="13pt" style:font-weight-asian="bold" style:font-size-complex="13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857f3" officeooo:paragraph-rsid="001857f3" style:font-size-asian="13pt" style:font-weight-asian="bold" style:font-size-complex="13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1857f3" officeooo:paragraph-rsid="00211746" style:font-size-asian="13pt" style:font-weight-asian="bold" style:font-size-complex="13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7">Тривиальное решение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1">Противоречивые ответы</text:p>
          </table:table-cell>
          <table:table-cell table:style-name="Table2.A1" office:value-type="string">
            <text:p text:style-name="P53">Кол-во неверно обработанных запросов</text:p>
          </table:table-cell>
          <table:table-cell table:style-name="Table2.A1" office:value-type="string">
            <text:p text:style-name="P53">Общее кол-во вопросов</text:p>
          </table:table-cell>
          <table:table-cell table:style-name="Table2.D1" office:value-type="string">
            <text:p text:style-name="P56">Доля неверных ответов</text:p>
          </table:table-cell>
        </table:table-row>
        <table:table-row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33">93</text:p>
          </table:table-cell>
          <table:table-cell table:style-name="Table2.A2" office:value-type="string">
            <text:p text:style-name="P33">335</text:p>
          </table:table-cell>
          <table:table-cell table:style-name="Table2.D2" table:formula="ooow:&lt;B2&gt;/&lt;C2&gt;*100" office:value-type="float" office:value="27.7611940298507">
            <text:p text:style-name="P32">27.76</text:p>
          </table:table-cell>
        </table:table-row>
        <table:table-row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2">83</text:p>
          </table:table-cell>
          <table:table-cell table:style-name="Table2.A2" office:value-type="string">
            <text:p text:style-name="P22">292</text:p>
          </table:table-cell>
          <table:table-cell table:style-name="Table2.D2" table:formula="ooow:&lt;B3&gt;/&lt;C3&gt;*100" office:value-type="float" office:value="28.4246575342466">
            <text:p text:style-name="P32">28.42</text:p>
          </table:table-cell>
        </table:table-row>
        <table:table-row>
          <table:table-cell table:style-name="Table2.A5" office:value-type="string">
            <text:p text:style-name="P27">-</text:p>
          </table:table-cell>
          <table:table-cell table:style-name="Table2.B5" office:value-type="string">
            <text:p text:style-name="P27">85</text:p>
          </table:table-cell>
          <table:table-cell table:style-name="Table2.C5" office:value-type="string">
            <text:p text:style-name="P27">283</text:p>
          </table:table-cell>
          <table:table-cell table:style-name="Table2.D4" table:formula="ooow:&lt;B4&gt;/&lt;C4&gt;*100" office:value-type="float" office:value="30.0353356890459">
            <text:p text:style-name="P32">30.04</text:p>
          </table:table-cell>
        </table:table-row>
        <table:table-row>
          <table:table-cell table:style-name="Table2.A5" office:value-type="string">
            <text:p text:style-name="P27">-</text:p>
          </table:table-cell>
          <table:table-cell table:style-name="Table2.B5" office:value-type="string">
            <text:p text:style-name="P27">97</text:p>
          </table:table-cell>
          <table:table-cell table:style-name="Table2.C5" office:value-type="string">
            <text:p text:style-name="P27">314</text:p>
          </table:table-cell>
          <table:table-cell table:style-name="Table2.D4" table:formula="ooow:&lt;B5&gt;/&lt;C5&gt;*100" office:value-type="float" office:value="30.8917197452229">
            <text:p text:style-name="P32">30.89</text:p>
          </table:table-cell>
        </table:table-row>
        <table:table-row>
          <table:table-cell table:style-name="Table2.A6" office:value-type="string">
            <text:p text:style-name="P35">-</text:p>
          </table:table-cell>
          <table:table-cell table:style-name="Table2.B7" office:value-type="string">
            <text:p text:style-name="P35">93</text:p>
          </table:table-cell>
          <table:table-cell table:style-name="Table2.C6" office:value-type="string">
            <text:p text:style-name="P35">301</text:p>
          </table:table-cell>
          <table:table-cell table:style-name="Table2.D4" table:formula="ooow:&lt;B6&gt;/&lt;C6&gt;*100" office:value-type="float" office:value="30.8970099667774">
            <text:p text:style-name="P32">30.9</text:p>
          </table:table-cell>
        </table:table-row>
        <table:table-row>
          <table:table-cell table:style-name="Table2.A7" office:value-type="string">
            <text:p text:style-name="P27">+</text:p>
          </table:table-cell>
          <table:table-cell table:style-name="Table2.B7" office:value-type="string">
            <text:p text:style-name="P33">98</text:p>
          </table:table-cell>
          <table:table-cell table:style-name="Table2.C7" office:value-type="string">
            <text:p text:style-name="P33">306</text:p>
          </table:table-cell>
          <table:table-cell table:style-name="Table2.D4" table:formula="ooow:&lt;B7&gt;/&lt;C7&gt;*100" office:value-type="float" office:value="32.0261437908497">
            <text:p text:style-name="P32">32.03</text:p>
          </table:table-cell>
        </table:table-row>
        <table:table-row>
          <table:table-cell table:style-name="Table2.A8" office:value-type="string">
            <text:p text:style-name="P30">-</text:p>
          </table:table-cell>
          <table:table-cell table:style-name="Table2.B8" office:value-type="string">
            <text:p text:style-name="P30">110</text:p>
          </table:table-cell>
          <table:table-cell table:style-name="Table2.C8" office:value-type="string">
            <text:p text:style-name="P30">340</text:p>
          </table:table-cell>
          <table:table-cell table:style-name="Table2.D4" table:formula="ooow:&lt;B8&gt;/&lt;C8&gt;*100" office:value-type="float" office:value="32.3529411764706">
            <text:p text:style-name="P32">32.35</text:p>
          </table:table-cell>
        </table:table-row>
        <table:table-row>
          <table:table-cell table:style-name="Table2.A9" office:value-type="string">
            <text:p text:style-name="P27">-</text:p>
          </table:table-cell>
          <table:table-cell table:style-name="Table2.B9" office:value-type="string">
            <text:p text:style-name="P38">105</text:p>
          </table:table-cell>
          <table:table-cell table:style-name="Table2.C9" office:value-type="string">
            <text:p text:style-name="P38">308</text:p>
          </table:table-cell>
          <table:table-cell table:style-name="Table2.D4" table:formula="ooow:&lt;B9&gt;/&lt;C9&gt;*100" office:value-type="float" office:value="34.0909090909091">
            <text:p text:style-name="P32">34.09</text:p>
          </table:table-cell>
        </table:table-row>
        <table:table-row>
          <table:table-cell table:style-name="Table2.A10" office:value-type="string">
            <text:p text:style-name="P27">-</text:p>
          </table:table-cell>
          <table:table-cell table:style-name="Table2.B10" office:value-type="string">
            <text:p text:style-name="P27">99</text:p>
          </table:table-cell>
          <table:table-cell table:style-name="Table2.C10" office:value-type="string">
            <text:p text:style-name="P27">290</text:p>
          </table:table-cell>
          <table:table-cell table:style-name="Table2.D4" table:formula="ooow:&lt;B10&gt;/&lt;C10&gt;*100" office:value-type="float" office:value="34.1379310344828">
            <text:p text:style-name="P32">34.14</text:p>
          </table:table-cell>
        </table:table-row>
        <table:table-row>
          <table:table-cell table:style-name="Table2.A11" office:value-type="string">
            <text:p text:style-name="P47">+</text:p>
          </table:table-cell>
          <table:table-cell table:style-name="Table2.B11" office:value-type="string">
            <text:p text:style-name="P43">104</text:p>
          </table:table-cell>
          <table:table-cell table:style-name="Table2.C11" office:value-type="string">
            <text:p text:style-name="P43">303</text:p>
          </table:table-cell>
          <table:table-cell table:style-name="Table2.D4" table:formula="ooow:&lt;B11&gt;/&lt;C11&gt;*100" office:value-type="float" office:value="34.3234323432343">
            <text:p text:style-name="P45">34.32</text:p>
          </table:table-cell>
        </table:table-row>
        <table:table-row>
          <table:table-cell table:style-name="Table2.A12" office:value-type="string">
            <text:p text:style-name="P27">+</text:p>
          </table:table-cell>
          <table:table-cell table:style-name="Table2.B13" office:value-type="string">
            <text:p text:style-name="P36">104</text:p>
          </table:table-cell>
          <table:table-cell table:style-name="Table2.C12" office:value-type="string">
            <text:p text:style-name="P36">302</text:p>
          </table:table-cell>
          <table:table-cell table:style-name="Table2.D4" table:formula="ooow:&lt;B12&gt;/&lt;C12&gt;*100" office:value-type="float" office:value="34.4370860927152">
            <text:p text:style-name="P32">34.44</text:p>
          </table:table-cell>
        </table:table-row>
        <table:table-row>
          <table:table-cell table:style-name="Table2.A13" office:value-type="string">
            <text:p text:style-name="P27">+</text:p>
          </table:table-cell>
          <table:table-cell table:style-name="Table2.B13" office:value-type="string">
            <text:p text:style-name="P32">112</text:p>
          </table:table-cell>
          <table:table-cell table:style-name="Table2.C13" office:value-type="string">
            <text:p text:style-name="P32">322</text:p>
          </table:table-cell>
          <table:table-cell table:style-name="Table2.D4" office:value-type="float" office:value="34.78">
            <text:p text:style-name="P32">34.78</text:p>
          </table:table-cell>
        </table:table-row>
        <table:table-row>
          <table:table-cell table:style-name="Table2.A14" office:value-type="string">
            <text:p text:style-name="P41">-</text:p>
          </table:table-cell>
          <table:table-cell table:style-name="Table2.B14" office:value-type="string">
            <text:p text:style-name="P41">110</text:p>
          </table:table-cell>
          <table:table-cell table:style-name="Table2.C14" office:value-type="string">
            <text:p text:style-name="P41">311</text:p>
          </table:table-cell>
          <table:table-cell table:style-name="Table2.D14" table:formula="ooow:&lt;B14&gt;/&lt;C14&gt;*100" office:value-type="float" office:value="35.3697749196141">
            <text:p text:style-name="P45">35.37</text:p>
          </table:table-cell>
        </table:table-row>
      </table:table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9">Основное решени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C"/>
        <table:table-row table:style-name="Table1.1">
          <table:table-cell table:style-name="Table1.A1" office:value-type="string">
            <text:p text:style-name="P49">Явное вычисление на графе</text:p>
          </table:table-cell>
          <table:table-cell table:style-name="Table1.A1" office:value-type="string">
            <text:p text:style-name="P50">Answers set Intersection</text:p>
            <text:p text:style-name="P50">Method</text:p>
          </table:table-cell>
          <table:table-cell table:style-name="Table1.A1" office:value-type="string">
            <text:p text:style-name="P50">Противоречивые ответы</text:p>
          </table:table-cell>
          <table:table-cell table:style-name="Table1.A1" office:value-type="string">
            <text:p text:style-name="P52">Кол-во неверно обработанных запросов</text:p>
          </table:table-cell>
          <table:table-cell table:style-name="Table1.A1" office:value-type="string">
            <text:p text:style-name="P52">Общее кол-во вопросов</text:p>
          </table:table-cell>
          <table:table-cell table:style-name="Table1.F1" office:value-type="string">
            <text:p text:style-name="P54">Доля неверных ответов</text:p>
          </table:table-cell>
        </table:table-row>
        <table:table-row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8">+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38">35</text:p>
          </table:table-cell>
          <table:table-cell table:style-name="Table1.A2" office:value-type="string">
            <text:p text:style-name="P38">308</text:p>
          </table:table-cell>
          <table:table-cell table:style-name="Table1.F2" table:formula="ooow:&lt;D2&gt;/&lt;E2&gt;*100" office:value-type="float" office:value="11.3636363636364">
            <text:p text:style-name="P6">11.36</text:p>
          </table:table-cell>
        </table:table-row>
        <table:table-row>
          <table:table-cell table:style-name="Table1.A2" office:value-type="string">
            <text:p text:style-name="P20">-</text:p>
          </table:table-cell>
          <table:table-cell table:style-name="Table1.A2" office:value-type="string">
            <text:p text:style-name="P23">+</text:p>
          </table:table-cell>
          <table:table-cell table:style-name="Table1.A2" office:value-type="string">
            <text:p text:style-name="P20">-</text:p>
          </table:table-cell>
          <table:table-cell table:style-name="Table1.A2" office:value-type="string">
            <text:p text:style-name="P23">38</text:p>
          </table:table-cell>
          <table:table-cell table:style-name="Table1.A2" office:value-type="string">
            <text:p text:style-name="P23">314</text:p>
          </table:table-cell>
          <table:table-cell table:style-name="Table1.F2" table:formula="ooow:&lt;D3&gt;/&lt;E3&gt;*100" office:value-type="float" office:value="12.1019108280255">
            <text:p text:style-name="P6">12.1</text:p>
          </table:table-cell>
        </table:table-row>
        <table:table-row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25">+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25">46</text:p>
          </table:table-cell>
          <table:table-cell table:style-name="Table1.A2" office:value-type="string">
            <text:p text:style-name="P25">283</text:p>
          </table:table-cell>
          <table:table-cell table:style-name="Table1.F2" table:formula="ooow:&lt;D4&gt;/&lt;E4&gt;*100" office:value-type="float" office:value="16.2544169611307">
            <text:p text:style-name="P6">16.25</text:p>
          </table:table-cell>
        </table:table-row>
        <table:table-row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+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25">57</text:p>
          </table:table-cell>
          <table:table-cell table:style-name="Table1.A2" office:value-type="string">
            <text:p text:style-name="P25">290</text:p>
          </table:table-cell>
          <table:table-cell table:style-name="Table1.F2" table:formula="ooow:&lt;D5&gt;/&lt;E5&gt;*100" office:value-type="float" office:value="19.6551724137931">
            <text:p text:style-name="P6">19.66</text:p>
          </table:table-cell>
        </table:table-row>
        <table:table-row>
          <table:table-cell table:style-name="Table1.A8" office:value-type="string">
            <text:p text:style-name="P39">+</text:p>
          </table:table-cell>
          <table:table-cell table:style-name="Table1.B6" office:value-type="string">
            <text:p text:style-name="P39">-</text:p>
          </table:table-cell>
          <table:table-cell table:style-name="Table1.C8" office:value-type="string">
            <text:p text:style-name="P39">+</text:p>
          </table:table-cell>
          <table:table-cell table:style-name="Table1.D6" office:value-type="string">
            <text:p text:style-name="P48">65</text:p>
          </table:table-cell>
          <table:table-cell table:style-name="Table1.E8" office:value-type="string">
            <text:p text:style-name="P48">302</text:p>
          </table:table-cell>
          <table:table-cell table:style-name="Table1.F6" table:formula="ooow:&lt;D6&gt;/&lt;E6&gt;*100" office:value-type="float" office:value="21.523178807947">
            <text:p text:style-name="P6">21.52</text:p>
          </table:table-cell>
        </table:table-row>
        <table:table-row>
          <table:table-cell table:style-name="Table1.A8" office:value-type="string">
            <text:p text:style-name="P37">-</text:p>
          </table:table-cell>
          <table:table-cell table:style-name="Table1.B8" office:value-type="string">
            <text:p text:style-name="P7">-</text:p>
          </table:table-cell>
          <table:table-cell table:style-name="Table1.C8" office:value-type="string">
            <text:p text:style-name="P7">-</text:p>
          </table:table-cell>
          <table:table-cell table:style-name="Table1.D8" office:value-type="string">
            <text:p text:style-name="P37">67</text:p>
          </table:table-cell>
          <table:table-cell table:style-name="Table1.E8" office:value-type="string">
            <text:p text:style-name="P37">311</text:p>
          </table:table-cell>
          <table:table-cell table:style-name="Table1.F6" table:formula="ooow:&lt;D7&gt;/&lt;E7&gt;*100" office:value-type="float" office:value="21.5434083601286">
            <text:p text:style-name="P26">21.54</text:p>
          </table:table-cell>
        </table:table-row>
        <table:table-row>
          <table:table-cell table:style-name="Table1.A8" office:value-type="string">
            <text:p text:style-name="P20">-</text:p>
          </table:table-cell>
          <table:table-cell table:style-name="Table1.B8" office:value-type="string">
            <text:p text:style-name="P20">-</text:p>
          </table:table-cell>
          <table:table-cell table:style-name="Table1.C8" office:value-type="string">
            <text:p text:style-name="P20">+</text:p>
          </table:table-cell>
          <table:table-cell table:style-name="Table1.D8" office:value-type="string">
            <text:p text:style-name="P13">69</text:p>
          </table:table-cell>
          <table:table-cell table:style-name="Table1.E8" office:value-type="string">
            <text:p text:style-name="P13">292</text:p>
          </table:table-cell>
          <table:table-cell table:style-name="Table1.F6" table:formula="ooow:&lt;D8&gt;/&lt;E8&gt;*100" office:value-type="float" office:value="23.6301369863014">
            <text:p text:style-name="P6">23.63</text:p>
          </table:table-cell>
        </table:table-row>
        <table:table-row>
          <table:table-cell table:style-name="Table1.A9" office:value-type="string">
            <text:p text:style-name="P8">-</text:p>
          </table:table-cell>
          <table:table-cell table:style-name="Table1.B9" office:value-type="string">
            <text:p text:style-name="P8">-</text:p>
          </table:table-cell>
          <table:table-cell table:style-name="Table1.C9" office:value-type="string">
            <text:p text:style-name="P8">-</text:p>
          </table:table-cell>
          <table:table-cell table:style-name="Table1.D9" office:value-type="string">
            <text:p text:style-name="P8">83</text:p>
          </table:table-cell>
          <table:table-cell table:style-name="Table1.E9" office:value-type="string">
            <text:p text:style-name="P8">340</text:p>
          </table:table-cell>
          <table:table-cell table:style-name="Table1.F9" table:formula="ooow:&lt;D9&gt;/&lt;E9&gt;*100" office:value-type="float" office:value="24.4117647058823">
            <text:p text:style-name="P6">24.41</text:p>
          </table:table-cell>
        </table:table-row>
        <table:table-row>
          <table:table-cell table:style-name="Table1.A10" office:value-type="string">
            <text:p text:style-name="P8">-</text:p>
          </table:table-cell>
          <table:table-cell table:style-name="Table1.B10" office:value-type="string">
            <text:p text:style-name="P8">-</text:p>
          </table:table-cell>
          <table:table-cell table:style-name="Table1.C10" office:value-type="string">
            <text:p text:style-name="P8">+</text:p>
          </table:table-cell>
          <table:table-cell table:style-name="Table1.D10" office:value-type="string">
            <text:p text:style-name="P4">83</text:p>
          </table:table-cell>
          <table:table-cell table:style-name="Table1.E10" office:value-type="string">
            <text:p text:style-name="P4">335</text:p>
          </table:table-cell>
          <table:table-cell table:style-name="Table1.F9" office:value-type="float" office:value="24.78">
            <text:p text:style-name="P6">24.78</text:p>
          </table:table-cell>
        </table:table-row>
        <table:table-row>
          <table:table-cell table:style-name="Table1.A11" office:value-type="string">
            <text:p text:style-name="P10">-</text:p>
          </table:table-cell>
          <table:table-cell table:style-name="Table1.B11" office:value-type="string">
            <text:p text:style-name="P7">-</text:p>
          </table:table-cell>
          <table:table-cell table:style-name="Table1.C11" office:value-type="string">
            <text:p text:style-name="P7">-</text:p>
          </table:table-cell>
          <table:table-cell table:style-name="Table1.D11" office:value-type="string">
            <text:p text:style-name="P10">76</text:p>
          </table:table-cell>
          <table:table-cell table:style-name="Table1.E11" office:value-type="string">
            <text:p text:style-name="P10">301</text:p>
          </table:table-cell>
          <table:table-cell table:style-name="Table1.F9" table:formula="ooow:&lt;D11&gt;/&lt;E11&gt;*100" office:value-type="float" office:value="25.2491694352159">
            <text:p text:style-name="P6">25.25</text:p>
          </table:table-cell>
        </table:table-row>
        <table:table-row>
          <table:table-cell table:style-name="Table1.A12" office:value-type="string">
            <text:p text:style-name="P8">-</text:p>
          </table:table-cell>
          <table:table-cell table:style-name="Table1.B12" office:value-type="string">
            <text:p text:style-name="P8">-</text:p>
          </table:table-cell>
          <table:table-cell table:style-name="Table1.C12" office:value-type="string">
            <text:p text:style-name="P8">+</text:p>
          </table:table-cell>
          <table:table-cell table:style-name="Table1.D12" office:value-type="string">
            <text:p text:style-name="P4">78</text:p>
          </table:table-cell>
          <table:table-cell table:style-name="Table1.E13" office:value-type="string">
            <text:p text:style-name="P4">306</text:p>
          </table:table-cell>
          <table:table-cell table:style-name="Table1.F9" table:formula="ooow:&lt;D12&gt;/&lt;E12&gt;*100" office:value-type="float" office:value="25.4901960784314">
            <text:p text:style-name="P6">25.49</text:p>
          </table:table-cell>
        </table:table-row>
        <table:table-row>
          <table:table-cell table:style-name="Table1.A13" office:value-type="string">
            <text:p text:style-name="P8">-</text:p>
          </table:table-cell>
          <table:table-cell table:style-name="Table1.B13" office:value-type="string">
            <text:p text:style-name="P8">-</text:p>
          </table:table-cell>
          <table:table-cell table:style-name="Table1.C13" office:value-type="string">
            <text:p text:style-name="P8">+</text:p>
          </table:table-cell>
          <table:table-cell table:style-name="Table1.D13" office:value-type="string">
            <text:p text:style-name="P5">89</text:p>
          </table:table-cell>
          <table:table-cell table:style-name="Table1.E13" office:value-type="string">
            <text:p text:style-name="P5">322</text:p>
          </table:table-cell>
          <table:table-cell table:style-name="Table1.F9" table:formula="ooow:&lt;D13&gt;/&lt;E13&gt;*100" office:value-type="float" office:value="27.639751552795">
            <text:p text:style-name="P6">27.64</text:p>
          </table:table-cell>
        </table:table-row>
        <table:table-row>
          <table:table-cell table:style-name="Table1.A14" office:value-type="string">
            <text:p text:style-name="P8">-</text:p>
          </table:table-cell>
          <table:table-cell table:style-name="Table1.B14" office:value-type="string">
            <text:p text:style-name="P8">-</text:p>
          </table:table-cell>
          <table:table-cell table:style-name="Table1.C14" office:value-type="string">
            <text:p text:style-name="P8">+</text:p>
          </table:table-cell>
          <table:table-cell table:style-name="Table1.D14" office:value-type="string">
            <text:p text:style-name="P7">90</text:p>
          </table:table-cell>
          <table:table-cell table:style-name="Table1.E14" office:value-type="string">
            <text:p text:style-name="P7">303</text:p>
          </table:table-cell>
          <table:table-cell table:style-name="Table1.F9" table:formula="ooow:&lt;D14&gt;/&lt;E14&gt;*100" office:value-type="float" office:value="29.7029702970297">
            <text:p text:style-name="P6">29.7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21:50:51.681604868</meta:creation-date>
    <dc:date>2016-02-24T19:15:44.601448548</dc:date>
    <meta:editing-duration>PT38M47S</meta:editing-duration>
    <meta:editing-cycles>7</meta:editing-cycles>
    <meta:generator>LibreOffice/4.4.6.3$Linux_X86_64 LibreOffice_project/40m0$Build-3</meta:generator>
    <meta:document-statistic meta:table-count="2" meta:image-count="0" meta:object-count="0" meta:page-count="2" meta:paragraph-count="143" meta:word-count="166" meta:character-count="603" meta:non-whitespace-character-count="580"/>
  </office:meta>
</office:document-meta>
</file>